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8.3cm" svg:height="15.2cm" svg:x="1.8cm" svg:y="1cm">
          <text:p text:style-name="P1"><text:span text:style-name="T1">Usuario</text:span></text:p>
          <text:p text:style-name="P2">Nombre</text:p>
          <text:p text:style-name="P2">Fecha de nacimiento</text:p>
          <text:p text:style-name="P2">Móvil</text:p>
          <text:p text:style-name="P2">Correo electrónico</text:p>
          <text:p text:style-name="P2">Fotografía</text:p>
          <text:p text:style-name="P2">Contraseña</text:p>
          <text:p text:style-name="P2">Configuración emergencia</text:p>
          <text:p text:style-name="P2">- Contacto emergencia</text:p>
          <text:p text:style-name="P2"><text:s text:c="3"/>* Emergencias local</text:p>
          <text:p text:style-name="P2"><text:s text:c="3"/>* Aseguradora</text:p>
          <text:p text:style-name="P2">- Persona contacto</text:p>
          <text:p text:style-name="P2"><text:s text:c="3"/>* Nombre</text:p>
          <text:p text:style-name="P2"><text:s text:c="3"/>* Móvil</text:p>
          <text:p text:style-name="P2"><text:s text:c="3"/>* Correo electrónico</text:p>
          <text:p text:style-name="P2">Alergias/Intolerancia</text:p>
          <text:p text:style-name="P2">Favoritos</text:p>
          <text:p text:style-name="P2">- Productos</text:p>
          <text:p text:style-name="P2">- Comercios<text:line-break/>- Restaurantes</text:p>
          <text:p text:style-name="P2">Diario (entradas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4.7cm" svg:x="11cm" svg:y="3cm">
          <text:p text:style-name="P1"><text:span text:style-name="T1">Producto</text:span></text:p>
          <text:p text:style-name="P2">Nombre</text:p>
          <text:p text:style-name="P2">Compañía</text:p>
          <text:p text:style-name="P2">Alérgenos</text:p>
          <text:p text:style-name="P2">Me Gusta (número)</text:p>
          <text:p text:style-name="P2">Compartido (número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4.7cm" svg:x="11cm" svg:y="8cm">
          <text:p text:style-name="P1"><text:span text:style-name="T1">Comercio</text:span></text:p>
          <text:p text:style-name="P2">Nombre</text:p>
          <text:p text:style-name="P2">Tipo de comercio</text:p>
          <text:p text:style-name="P2">Productos</text:p>
          <text:p text:style-name="P2">Me Gusta (número)</text:p>
          <text:p text:style-name="P2">Compartido (número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5.9cm" svg:x="11cm" svg:y="13cm">
          <text:p text:style-name="P1"><text:span text:style-name="T1">Restaurante</text:span></text:p>
          <text:p text:style-name="P2">Nombre</text:p>
          <text:p text:style-name="P2">Tipo</text:p>
          <text:p text:style-name="P2">Precio medio</text:p>
          <text:p text:style-name="P2">Platos</text:p>
          <text:p text:style-name="P2">- Alérgenos</text:p>
          <text:p text:style-name="P2">Me Gusta (número)</text:p>
          <text:p text:style-name="P2">Compartido (número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3cm" svg:height="4.7cm" svg:x="1.8cm" svg:y="16.5cm">
          <text:p text:style-name="P1"><text:span text:style-name="T1">Diario</text:span></text:p>
          <text:p text:style-name="P2">Nombre</text:p>
          <text:p text:style-name="P2">Tipo de anotación</text:p>
          <text:p text:style-name="P2">Fecha</text:p>
          <text:p text:style-name="P2">Texto/Enlace</text:p>
          <text:p text:style-name="P2">Tem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Lallena Arquillo</meta:initial-creator>
    <meta:creation-date>2020-03-20T11:24:42.74</meta:creation-date>
    <dc:date>2020-03-20T20:07:15.26</dc:date>
    <dc:creator>Miguel Lallena Arquillo</dc:creator>
    <meta:editing-duration>PT8H27M22S</meta:editing-duration>
    <meta:editing-cycles>1</meta:editing-cycles>
    <meta:document-statistic meta:object-count="5"/>
    <meta:generator>OpenOffice/4.1.7$Win32 OpenOffice.org_project/417m1$Build-9800</meta:generator>
  </office:meta>
</office:document-meta>
</file>